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0a3c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1">
        <text:h text:style-name="Heading_20_3" text:outline-level="3"><text:bookmark-start text:name="__RefHeading___Toc62950_1640206654"/><text:span text:style-name="T1">Öffnen / Schließen</text:span><text:bookmark-end text:name="__RefHeading___Toc62950_1640206654"/></text:h>
        <text:p text:style-name="Textkörper_20_Einrückung_20_Organon">Die Seitenleiste wird mit Menu &gt; Ansicht &gt; Seitenleiste geöffnet.</text:p>
        <text:p text:style-name="Textkörper_20_Einrückung_20_Organon">Unter LO muss sie eventuell noch aktiviert werden:</text:p>
        <text:p text:style-name="Textkörper_20_Einrückung_20_Organon">Extras &gt; Optionen &gt; LibreOffice &gt; Erweitert &gt; Experimentelle Funktionen aktivieren</text:p>
        <text:p text:style-name="Textkörper_20_Einrückung_20_Organon"/>
        <text:p text:style-name="Textkörper_20_Einrückung_20_Organon">Wenn Organon geschlossen wird, wird auch die Seitenleiste von Organon geschlossen. Andernfalls könnten in der Seitenleiste Funktionen aktiviert bleiben, die die Arbeit an anderen Dokumenten ungewollt beeinfluss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3:40:54.319000000</dc:date>
    <meta:editing-duration>P0D</meta:editing-duration>
    <meta:editing-cycles>1</meta:editing-cycles>
    <meta:document-statistic meta:table-count="0" meta:image-count="0" meta:object-count="0" meta:page-count="1" meta:paragraph-count="5" meta:word-count="59" meta:character-count="428" meta:non-whitespace-character-count="374"/>
    <meta:generator>LibreOffice/5.0.4.2$Windows_x86 LibreOffice_project/2b9802c1994aa0b7dc6079e128979269cf95bc78</meta:generator>
  </office:meta>
</office:document-meta>
</file>